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600000110AF328575.png" manifest:media-type="image/png"/>
  <manifest:file-entry manifest:full-path="Pictures/10000001000001D60000016FCD6B9CA5.png" manifest:media-type="image/png"/>
  <manifest:file-entry manifest:full-path="Pictures/100000000000050000000500EC2AE9D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79" loext:fill-use-slide-background="false" draw:textarea-horizontal-align="justify" draw:textarea-vertical-align="middle" draw:auto-grow-height="false" fo:min-height="3.69cm" fo:min-width="0cm" fo:padding-top="0.134cm" fo:padding-bottom="0.134cm" fo:padding-left="0.259cm" fo:padding-right="0.259cm" fo:wrap-option="wrap" loext:decorative="false"/>
    </style:style>
    <style:style style:name="gr2" style:family="graphic">
      <style:graphic-properties style:writing-mode="lr-tb" loext:decorative="false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svg:stroke-width="0.053cm" svg:stroke-color="#8d281e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objectwithoutfill">
      <style:graphic-properties svg:stroke-width="0.212cm" svg:stroke-color="#666666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2.777cm" fo:min-width="2.177cm" loext:decorative="false"/>
    </style:style>
    <style:style style:name="gr8" style:family="graphic" style:parent-style-name="objectwithoutfill">
      <style:graphic-properties draw:stroke="solid" draw:stroke-dash="Dot" svg:stroke-width="0.053cm" svg:stroke-color="#999999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objectwithoutfill">
      <style:graphic-properties draw:stroke="solid" draw:stroke-dash="Dot" svg:stroke-width="0.053cm" svg:stroke-color="#28471f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none" draw:opacity="0%" draw:textarea-horizontal-align="justify" draw:textarea-vertical-align="middle" draw:auto-grow-height="false" fo:min-height="0.639cm" fo:min-width="0.644cm" loext:decorative="false"/>
    </style:style>
    <style:style style:name="gr12" style:family="graphic" style:parent-style-name="standard">
      <style:graphic-properties draw:stroke="none" draw:fill-color="#808080" draw:textarea-horizontal-align="justify" draw:textarea-vertical-align="middle" draw:auto-grow-height="false" fo:min-height="0.51cm" fo:min-width="0cm" loext:decorative="false"/>
    </style:style>
    <style:style style:name="gr13" style:family="graphic" style:parent-style-name="standard">
      <style:graphic-properties draw:stroke="solid" svg:stroke-width="0.018cm" svg:stroke-color="#333333" draw:marker-start-width="0.227cm" draw:marker-end-width="0.227cm" draw:fill-color="#808080" draw:textarea-horizontal-align="justify" draw:textarea-vertical-align="middle" draw:auto-grow-height="false" fo:min-height="0.194cm" fo:min-width="0cm" fo:padding-top="0.134cm" fo:padding-bottom="0.134cm" fo:padding-left="0.259cm" fo:padding-right="0.259cm" loext:decorative="false"/>
    </style:style>
    <style:style style:name="gr14" style:family="graphic" style:parent-style-name="standard">
      <style:graphic-properties draw:stroke="solid"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076cm" fo:min-width="0cm" fo:padding-top="0.134cm" fo:padding-bottom="0.134cm" fo:padding-left="0.259cm" fo:padding-right="0.259cm" loext:decorative="false"/>
    </style:style>
    <style:style style:name="gr15" style:family="graphic" style:parent-style-name="standard">
      <style:graphic-properties draw:stroke="solid" svg:stroke-width="0.018cm" svg:stroke-color="#333333" draw:marker-start-width="0.227cm" draw:marker-end-width="0.227cm" draw:fill="gradient" draw:fill-color="#808080" draw:fill-gradient-name="Gradient_20_8" draw:opacity="100%" draw:textarea-horizontal-align="justify" draw:textarea-vertical-align="middle" draw:auto-grow-height="false" fo:min-height="1.528cm" fo:min-width="1.297cm" fo:padding-top="0.134cm" fo:padding-bottom="0.134cm" fo:padding-left="0.259cm" fo:padding-right="0.259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154cm" loext:decorative="false"/>
      <style:paragraph-properties style:writing-mode="lr-tb"/>
    </style:style>
    <style:style style:name="gr17" style:family="graphic" style:parent-style-name="standard">
      <style:graphic-properties svg:stroke-color="#2a6099" draw:fill="gradient" draw:fill-color="#b4c7dc" draw:fill-gradient-name="Pastel_20_Bouquet" draw:textarea-horizontal-align="justify" draw:textarea-vertical-align="middle" draw:auto-grow-height="false" fo:min-height="1.02cm" fo:min-width="0.643cm" loext:decorative="false"/>
    </style:style>
    <style:style style:name="gr18" style:family="graphic" style:parent-style-name="standard">
      <style:graphic-properties svg:stroke-color="#333333" draw:fill-color="#b2b2b2" draw:textarea-horizontal-align="justify" draw:textarea-vertical-align="middle" draw:auto-grow-height="false" fo:min-height="0cm" fo:min-width="0cm" loext:decorative="false"/>
    </style:style>
    <style:style style:name="gr19" style:family="graphic" style:parent-style-name="standard">
      <style:graphic-properties svg:stroke-color="#2a6099" draw:fill="gradient" draw:fill-color="#b4c7dc" draw:fill-gradient-name="Gradient_20_9" draw:textarea-horizontal-align="justify" draw:textarea-vertical-align="middle" draw:auto-grow-height="false" fo:min-height="1.02cm" fo:min-width="0.643cm" loext:decorative="false"/>
    </style:style>
    <style:style style:name="gr20" style:family="graphic" style:parent-style-name="standard">
      <style:graphic-properties draw:stroke="none" draw:opacity="0%" draw:textarea-horizontal-align="justify" draw:textarea-vertical-align="middle" draw:auto-grow-height="false" fo:min-height="0.639cm" fo:min-width="0.389cm" loext:decorative="false"/>
    </style:style>
    <style:style style:name="gr21" style:family="graphic" style:parent-style-name="standard">
      <style:graphic-properties svg:stroke-color="#333333" draw:fill="gradient" draw:fill-color="#666666" draw:fill-gradient-name="Gradient_20_115" draw:textarea-horizontal-align="justify" draw:textarea-vertical-align="middle" draw:auto-grow-height="false" fo:min-height="0.199cm" fo:min-width="0cm" fo:wrap-option="wrap" draw:shadow="hidden" loext:decorative="false"/>
    </style:style>
    <style:style style:name="gr22" style:family="graphic" style:parent-style-name="standard">
      <style:graphic-properties svg:stroke-color="#333333" draw:fill="gradient" draw:fill-gradient-name="Pastel_20_Bouquet" draw:textarea-horizontal-align="justify" draw:textarea-vertical-align="middle" draw:auto-grow-height="false" fo:min-height="0cm" fo:min-width="0cm" loext:decorative="false"/>
    </style:style>
    <style:style style:name="gr23" style:family="graphic" style:parent-style-name="standard">
      <style:graphic-properties svg:stroke-color="#333333" draw:fill="gradient" draw:fill-color="#666666" draw:fill-gradient-name="Gradient_20_376" draw:opacity="100%" draw:textarea-horizontal-align="justify" draw:textarea-vertical-align="middle" draw:auto-grow-height="false" fo:min-height="0.199cm" fo:min-width="0cm" fo:wrap-option="wrap" draw:shadow="hidden" loext:decorative="false"/>
    </style:style>
    <style:style style:name="gr24" style:family="graphic" style:parent-style-name="standard">
      <style:graphic-properties svg:stroke-color="#333333" draw:fill="gradient" draw:fill-gradient-name="Gradient_20_376" draw:opacity="100%" draw:textarea-horizontal-align="justify" draw:textarea-vertical-align="middle" draw:auto-grow-height="false" fo:min-height="0cm" fo:min-width="0cm" loext:decorative="false"/>
    </style:style>
    <style:style style:name="gr25" style:family="graphic" style:parent-style-name="standard">
      <style:graphic-properties svg:stroke-color="#333333" draw:fill="gradient" draw:fill-color="#666666" draw:fill-gradient-name="Gradient_20_377" draw:textarea-horizontal-align="justify" draw:textarea-vertical-align="middle" draw:auto-grow-height="false" fo:min-height="0.199cm" fo:min-width="0cm" fo:wrap-option="wrap" draw:shadow="hidden" loext:decorative="false"/>
    </style:style>
    <style:style style:name="gr26" style:family="graphic" style:parent-style-name="standard">
      <style:graphic-properties svg:stroke-color="#333333" draw:fill="gradient" draw:fill-gradient-name="Gradient_20_377" draw:textarea-horizontal-align="justify" draw:textarea-vertical-align="middle" draw:auto-grow-height="false" fo:min-height="0cm" fo:min-width="0cm" loext:decorative="false"/>
    </style:style>
    <style:style style:name="gr27" style:family="graphic" style:parent-style-name="standard">
      <style:graphic-properties draw:stroke="none" draw:fill-color="#111111" draw:textarea-horizontal-align="justify" draw:textarea-vertical-align="middle" draw:auto-grow-height="false" fo:min-height="1.023cm" fo:min-width="7.388cm" loext:decorative="false"/>
    </style:style>
    <style:style style:name="gr28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23cm" fo:min-width="7.388cm" fo:padding-top="0.134cm" fo:padding-bottom="0.134cm" fo:padding-left="0.259cm" fo:padding-right="0.259cm" loext:decorative="false"/>
    </style:style>
    <style:style style:name="gr29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.218cm" fo:min-width="0cm" fo:wrap-option="wrap" loext:decorative="false"/>
    </style:style>
    <style:style style:name="gr30" style:family="graphic" style:parent-style-name="objectwithoutfill">
      <style:graphic-properties draw:stroke="dash" draw:stroke-dash="Dot" svg:stroke-width="0.053cm" svg:stroke-color="#28471f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31" style:family="graphic" style:parent-style-name="objectwithoutfill">
      <style:graphic-properties svg:stroke-width="0.053cm" svg:stroke-color="#333333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536cm" fo:min-width="6.461cm" fo:padding-top="0.142cm" fo:padding-bottom="0.142cm" fo:padding-left="0.267cm" fo:padding-right="0.267cm" fo:wrap-option="wrap" loext:decorative="false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4cm, 5.45cm, 6.668cm, 0.794cm)" draw:image-opacity="100%" style:mirror="horizontal" loext:decorative="false"/>
    </style:style>
    <style:style style:name="gr3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161cm" fo:min-width="8.509cm" fo:padding-top="0.142cm" fo:padding-bottom="0.142cm" fo:padding-left="0.267cm" fo:padding-right="0.267cm" fo:wrap-option="wrap" loext:decorative="false"/>
    </style:style>
    <style:style style:name="gr37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4cm" fo:min-width="0cm" loext:decorative="false"/>
    </style:style>
    <style:style style:name="gr38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9cm" fo:min-width="0cm" loext:decorative="false"/>
    </style:style>
    <style:style style:name="gr39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47cm" fo:min-width="2.262cm" loext:decorative="false"/>
    </style:style>
    <style:style style:name="gr40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5cm" fo:min-width="2.256cm" loext:decorative="false"/>
    </style:style>
    <style:style style:name="gr41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3.663cm" fo:min-width="7.962cm" loext:decorative="false"/>
    </style:style>
    <style:style style:name="gr42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cm" fo:min-width="0cm" loext:decorative="false"/>
    </style:style>
    <style:style style:name="gr43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1cm" fo:min-width="0cm" loext:decorative="false"/>
    </style:style>
    <style:style style:name="gr4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93cm" fo:min-width="0cm" fo:wrap-option="wrap" loext:decorative="false"/>
    </style:style>
    <style:style style:name="gr45" style:family="graphic" style:parent-style-name="standard">
      <style:graphic-properties draw:stroke="none" svg:stroke-width="0.028cm" svg:stroke-color="#ffffff" draw:marker-start-width="0.242cm" draw:marker-end-width="0.242cm" draw:fill-color="#000000" draw:textarea-horizontal-align="justify" draw:textarea-vertical-align="middle" draw:auto-grow-height="false" fo:min-height="3.055cm" fo:min-width="7.913cm" fo:padding-top="0.139cm" fo:padding-bottom="0.139cm" fo:padding-left="0.264cm" fo:padding-right="0.264cm" loext:decorative="false"/>
    </style:style>
    <style:style style:name="gr46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cm" fo:min-width="0cm" loext:decorative="false"/>
    </style:style>
    <style:style style:name="gr47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1cm" fo:min-width="0cm" loext:decorative="false"/>
    </style:style>
    <style:style style:name="gr48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cm" fo:min-width="0cm" fo:wrap-option="wrap" loext:decorative="false"/>
    </style:style>
    <style:style style:name="gr49" style:family="graphic" style:parent-style-name="objectwithoutfill">
      <style:graphic-properties draw:stroke="solid" svg:stroke-color="#000000" draw:fill="none" draw:textarea-vertical-align="middle" loext:decorative="false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1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2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6cm" fo:padding-top="0.134cm" fo:padding-bottom="0.134cm" fo:padding-left="0.259cm" fo:padding-right="0.259cm" fo:wrap-option="wrap" loext:decorative="false"/>
    </style:style>
    <style:style style:name="gr53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 loext:decorative="false"/>
    </style:style>
    <style:style style:name="gr54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4cm" fo:padding-top="0.134cm" fo:padding-bottom="0.134cm" fo:padding-left="0.259cm" fo:padding-right="0.259cm" fo:wrap-option="wrap" loext:decorative="false"/>
    </style:style>
    <style:style style:name="gr55" style:family="graphic" style:parent-style-name="standard">
      <style:graphic-properties draw:stroke="none" svg:stroke-width="0.018cm" svg:stroke-color="#666666" draw:marker-start-width="0.227cm" draw:marker-end-width="0.227cm" draw:fill="gradient" draw:fill-gradient-name="Gradient_20_378" loext:fill-use-slide-background="false" draw:textarea-horizontal-align="justify" draw:textarea-vertical-align="middle" draw:auto-grow-height="false" fo:min-height="0.479cm" fo:min-width="0.058cm" fo:padding-top="0.134cm" fo:padding-bottom="0.134cm" fo:padding-left="0.259cm" fo:padding-right="0.259cm" loext:decorative="false"/>
    </style:style>
    <style:style style:name="gr56" style:family="graphic" style:parent-style-name="standard">
      <style:graphic-properties svg:stroke-width="0.018cm" svg:stroke-color="#666666" draw:marker-start-width="0.227cm" draw:marker-end-width="0.227cm" draw:fill="solid" draw:fill-color="#b47804" loext:fill-use-slide-background="false" draw:textarea-horizontal-align="justify" draw:textarea-vertical-align="middle" draw:auto-grow-height="false" fo:min-height="1.195cm" fo:min-width="0cm" fo:padding-top="0.134cm" fo:padding-bottom="0.134cm" fo:padding-left="0.259cm" fo:padding-right="0.259cm" loext:decorative="false"/>
    </style:style>
    <style:style style:name="gr57" style:family="graphic" style:parent-style-name="standard">
      <style:graphic-properties svg:stroke-width="0.018cm" svg:stroke-color="#666666" draw:marker-start-width="0.227cm" draw:marker-end-width="0.227cm" draw:fill="solid" draw:fill-color="#ffe994" loext:fill-use-slide-background="false" draw:textarea-horizontal-align="justify" draw:textarea-vertical-align="middle" draw:auto-grow-height="false" fo:min-height="1.1cm" fo:min-width="0cm" fo:padding-top="0.134cm" fo:padding-bottom="0.134cm" fo:padding-left="0.259cm" fo:padding-right="0.259cm" loext:decorative="false"/>
    </style:style>
    <style:style style:name="gr58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688cm" fo:min-width="0cm" fo:padding-top="0.134cm" fo:padding-bottom="0.134cm" fo:padding-left="0.259cm" fo:padding-right="0.259cm" loext:decorative="false"/>
    </style:style>
    <style:style style:name="gr59" style:family="graphic" style:parent-style-name="standard">
      <style:graphic-properties svg:stroke-width="0.018cm" svg:stroke-color="#666666" draw:marker-start-width="0.227cm" draw:marker-end-width="0.227cm" draw:fill="solid" draw:fill-color="#999999" loext:fill-use-slide-background="false" draw:textarea-horizontal-align="justify" draw:textarea-vertical-align="middle" draw:auto-grow-height="false" fo:min-height="0.502cm" fo:min-width="0cm" fo:padding-top="0.134cm" fo:padding-bottom="0.134cm" fo:padding-left="0.259cm" fo:padding-right="0.259cm" loext:decorative="false"/>
    </style:style>
    <style:style style:name="gr60" style:family="graphic" style:parent-style-name="standard">
      <style:graphic-properties svg:stroke-width="0.018cm" svg:stroke-color="#666666" draw:marker-start-width="0.227cm" draw:marker-end-width="0.227cm" draw:fill="solid" draw:fill-color="#808080" loext:fill-use-slide-background="false" draw:textarea-horizontal-align="justify" draw:textarea-vertical-align="middle" draw:auto-grow-height="false" fo:min-height="0.954cm" fo:min-width="0cm" fo:padding-top="0.134cm" fo:padding-bottom="0.134cm" fo:padding-left="0.259cm" fo:padding-right="0.259cm" loext:decorative="false"/>
    </style:style>
    <style:style style:name="gr61" style:family="graphic" style:parent-style-name="standard">
      <style:graphic-properties draw:stroke="solid" svg:stroke-width="0.018cm" svg:stroke-color="#666666" draw:marker-start-width="0.227cm" draw:marker-end-width="0.227cm" draw:fill="solid" draw:fill-color="#eeeeee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62" style:family="graphic" style:parent-style-name="standard">
      <style:graphic-properties draw:stroke="solid"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63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606cm" fo:min-width="0cm" fo:padding-top="0.134cm" fo:padding-bottom="0.134cm" fo:padding-left="0.259cm" fo:padding-right="0.259cm" loext:decorative="false"/>
    </style:style>
    <style:style style:name="gr64" style:family="graphic" style:parent-style-name="objectwithoutfill">
      <style:graphic-properties svg:stroke-color="#000000" draw:fill="none" draw:textarea-vertical-align="middle" loext:decorative="false"/>
    </style:style>
    <style:style style:name="gr65" style:family="graphic" style:parent-style-name="standard">
      <style:graphic-properties draw:stroke="solid" svg:stroke-width="0.018cm" svg:stroke-color="#666666" draw:marker-start-width="0.227cm" draw:marker-end-width="0.227cm" draw:fill="solid" draw:fill-color="#dddddd" loext:fill-use-slide-background="false" draw:textarea-horizontal-align="justify" draw:textarea-vertical-align="middle" draw:auto-grow-height="false" fo:min-height="0.098cm" fo:min-width="0cm" fo:padding-top="0.134cm" fo:padding-bottom="0.134cm" fo:padding-left="0.259cm" fo:padding-right="0.259cm" loext:decorative="false"/>
    </style:style>
    <style:style style:name="gr66" style:family="graphic" style:parent-style-name="standard">
      <style:graphic-properties draw:stroke="none" svg:stroke-width="0.018cm" draw:marker-start-width="0.227cm" draw:marker-end-width="0.227cm" draw:fill="solid" draw:fill-color="#ffffff" loext:fill-use-slide-background="false" draw:textarea-horizontal-align="justify" draw:textarea-vertical-align="middle" draw:auto-grow-height="false" fo:min-height="0.257cm" fo:min-width="0cm" fo:padding-top="0.134cm" fo:padding-bottom="0.134cm" fo:padding-left="0.259cm" fo:padding-right="0.259cm" fo:wrap-option="wrap" loext:decorative="false"/>
    </style:style>
    <style:style style:name="gr67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81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68" style:family="graphic" style:parent-style-name="standard">
      <style:graphic-properties draw:stroke="solid" svg:stroke-width="0.018cm" svg:stroke-color="#000000" draw:marker-start-width="0.227cm" draw:marker-end-width="0.227cm" draw:fill="solid" draw:fill-color="#ffffff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69" style:family="graphic" style:parent-style-name="standard">
      <style:graphic-properties draw:stroke="solid" svg:stroke-color="#000000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70" style:family="graphic" style:parent-style-name="standard">
      <style:graphic-properties draw:stroke="none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71" style:family="graphic" style:parent-style-name="standard">
      <style:graphic-properties draw:stroke="none" draw:fill="gradient" draw:fill-color="#999999" draw:fill-gradient-name="Gradient_20_388" loext:fill-use-slide-background="false" draw:textarea-horizontal-align="justify" draw:textarea-vertical-align="middle" draw:auto-grow-height="false" fo:min-height="1.187cm" fo:min-width="0.439cm" loext:decorative="false"/>
    </style:style>
    <style:style style:name="gr72" style:family="graphic" style:parent-style-name="standard">
      <style:graphic-properties draw:stroke="none" draw:fill="gradient" draw:fill-color="#999999" draw:fill-gradient-name="Gradient_20_389" loext:fill-use-slide-background="false" draw:textarea-horizontal-align="justify" draw:textarea-vertical-align="middle" draw:auto-grow-height="false" fo:min-height="1.187cm" fo:min-width="0cm" loext:decorative="false"/>
    </style:style>
    <style:style style:name="gr73" style:family="graphic" style:parent-style-name="standard">
      <style:graphic-properties draw:stroke="none" draw:fill="gradient" draw:fill-color="#999999" draw:fill-gradient-name="Gradient_20_390" loext:fill-use-slide-background="false" draw:textarea-horizontal-align="justify" draw:textarea-vertical-align="middle" draw:auto-grow-height="false" fo:min-height="0.274cm" fo:min-width="0.034cm" loext:decorative="false"/>
    </style:style>
    <style:style style:name="gr74" style:family="graphic" style:parent-style-name="standard">
      <style:graphic-properties draw:stroke="none" draw:fill="gradient" draw:fill-color="#999999" draw:fill-gradient-name="Gradient_20_391" loext:fill-use-slide-background="false" draw:textarea-horizontal-align="justify" draw:textarea-vertical-align="middle" draw:auto-grow-height="false" fo:min-height="0.274cm" fo:min-width="0.331cm" loext:decorative="false"/>
    </style:style>
    <style:style style:name="gr75" style:family="graphic" style:parent-style-name="standard">
      <style:graphic-properties draw:stroke="none" draw:fill="gradient" draw:fill-color="#999999" draw:fill-gradient-name="Gradient_20_392" loext:fill-use-slide-background="false" draw:textarea-horizontal-align="justify" draw:textarea-vertical-align="middle" draw:auto-grow-height="false" fo:min-height="0.457cm" fo:min-width="0cm" loext:decorative="false"/>
    </style:style>
    <style:style style:name="gr76" style:family="graphic" style:parent-style-name="objectwithoutfill">
      <style:graphic-properties svg:stroke-color="#000000" draw:fill="none" draw:textarea-vertical-align="middle" loext:decorative="false"/>
      <style:paragraph-properties style:writing-mode="lr-tb"/>
    </style:style>
    <style:style style:name="gr77" style:family="graphic" style:parent-style-name="standard">
      <style:graphic-properties svg:stroke-color="#000000" draw:fill="gradient" draw:fill-gradient-name="Gradient_20_397" draw:textarea-horizontal-align="justify" draw:textarea-vertical-align="middle" draw:auto-grow-height="false" fo:min-height="1.57cm" fo:min-width="0cm" fo:wrap-option="wrap" loext:decorative="false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537cm" fo:min-width="0.799cm" fo:wrap-option="wrap" loext:decorative="false"/>
    </style:style>
    <style:style style:name="gr79" style:family="graphic" style:parent-style-name="standard">
      <style:graphic-properties draw:stroke="none" draw:fill="gradient" draw:fill-color="#999999" draw:fill-gradient-name="Gradient_20_387" loext:fill-use-slide-background="false" draw:textarea-horizontal-align="justify" draw:textarea-vertical-align="middle" draw:auto-grow-height="false" fo:min-height="1.737cm" fo:min-width="0cm" loext:decorative="false"/>
    </style:style>
    <style:style style:name="gr80" style:family="graphic" style:parent-style-name="standard">
      <style:graphic-properties draw:stroke="none" svg:stroke-color="#000000" draw:fill-color="#999999" draw:textarea-horizontal-align="justify" draw:textarea-vertical-align="middle" draw:auto-grow-height="false" fo:min-height="0.537cm" fo:min-width="0.799cm" fo:wrap-option="wrap" loext:decorative="false"/>
    </style:style>
    <style:style style:name="gr81" style:family="graphic" style:parent-style-name="standard">
      <style:graphic-properties draw:stroke="none" draw:fill="gradient" draw:fill-color="#999999" draw:fill-gradient-name="Gradient_20_384" loext:fill-use-slide-background="false" draw:textarea-horizontal-align="justify" draw:textarea-vertical-align="middle" draw:auto-grow-height="false" fo:min-height="1.924cm" fo:min-width="0.301cm" loext:decorative="false"/>
    </style:style>
    <style:style style:name="gr82" style:family="graphic" style:parent-style-name="standard">
      <style:graphic-properties draw:stroke="none" draw:fill="solid" draw:fill-color="#333333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gr83" style:family="graphic" style:parent-style-name="objectwithoutfill">
      <style:graphic-properties svg:stroke-width="0.028cm" svg:stroke-color="#111111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84" style:family="graphic" style:parent-style-name="standard">
      <style:graphic-properties draw:stroke="none" draw:fill="solid" draw:fill-color="#666666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P1" style:family="paragraph">
      <loext:graphic-properties draw:fill="gradient" draw:fill-color="#999999" draw:fill-gradient-name="Gradient_20_37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gradient" draw:fill-color="#808080" draw:fill-gradient-name="Gradient_20_8" draw:opacity="100%"/>
      <style:paragraph-properties fo:text-align="center" style:writing-mode="lr-tb"/>
      <style:text-properties fo:font-size="6pt" style:font-size-asian="6pt" style:font-size-complex="6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gradient" draw:fill-color="#b4c7dc" draw:fill-gradient-name="Pastel_20_Bouquet"/>
      <style:paragraph-properties fo:text-align="center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gradient" draw:fill-color="#b4c7dc" draw:fill-gradient-name="Gradient_20_9"/>
      <style:paragraph-properties fo:text-align="center"/>
    </style:style>
    <style:style style:name="P13" style:family="paragraph">
      <loext:graphic-properties draw:fill="gradient" draw:fill-color="#666666" draw:fill-gradient-name="Gradient_20_115"/>
      <style:paragraph-properties fo:text-align="center"/>
    </style:style>
    <style:style style:name="P14" style:family="paragraph">
      <loext:graphic-properties draw:fill="gradient" draw:fill-gradient-name="Pastel_20_Bouquet"/>
      <style:paragraph-properties fo:text-align="center"/>
    </style:style>
    <style:style style:name="P15" style:family="paragraph">
      <loext:graphic-properties draw:fill="gradient" draw:fill-color="#666666" draw:fill-gradient-name="Gradient_20_376" draw:opacity="100%"/>
      <style:paragraph-properties fo:text-align="center"/>
    </style:style>
    <style:style style:name="P16" style:family="paragraph">
      <loext:graphic-properties draw:fill="gradient" draw:fill-gradient-name="Gradient_20_376" draw:opacity="100%"/>
      <style:paragraph-properties fo:text-align="center"/>
    </style:style>
    <style:style style:name="P17" style:family="paragraph">
      <loext:graphic-properties draw:fill="gradient" draw:fill-color="#666666" draw:fill-gradient-name="Gradient_20_377"/>
      <style:paragraph-properties fo:text-align="center"/>
    </style:style>
    <style:style style:name="P18" style:family="paragraph">
      <loext:graphic-properties draw:fill="gradient" draw:fill-gradient-name="Gradient_20_377"/>
      <style:paragraph-properties fo:text-align="center"/>
    </style:style>
    <style:style style:name="P19" style:family="paragraph">
      <loext:graphic-properties draw:fill-color="#111111"/>
      <style:paragraph-properties fo:text-align="center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loext:graphic-properties draw:fill="none" draw:opacity="100%"/>
      <style:paragraph-properties fo:text-align="center"/>
    </style:style>
    <style:style style:name="P24" style:family="paragraph">
      <loext:graphic-properties draw:fill="solid" draw:fill-color="#ffffff" draw:opacity="100%"/>
      <style:paragraph-properties fo:text-align="center"/>
    </style:style>
    <style:style style:name="P25" style:family="paragraph">
      <loext:graphic-properties draw:fill-color="#000000" draw:opacity="100%"/>
      <style:paragraph-properties fo:text-align="center"/>
    </style:style>
    <style:style style:name="P26" style:family="paragraph">
      <loext:graphic-properties draw:fill-color="#cccccc" draw:opacity="100%"/>
      <style:paragraph-properties fo:text-align="center"/>
    </style:style>
    <style:style style:name="P27" style:family="paragraph">
      <loext:graphic-properties draw:fill="solid" draw:fill-color="#cccccc"/>
      <style:paragraph-properties fo:text-align="center"/>
    </style:style>
    <style:style style:name="P28" style:family="paragraph">
      <loext:graphic-properties draw:fill="gradient" draw:fill-gradient-name="Gradient_20_378"/>
      <style:paragraph-properties fo:text-align="center"/>
    </style:style>
    <style:style style:name="P29" style:family="paragraph">
      <loext:graphic-properties draw:fill="solid" draw:fill-color="#b47804"/>
      <style:paragraph-properties fo:text-align="center"/>
    </style:style>
    <style:style style:name="P30" style:family="paragraph">
      <loext:graphic-properties draw:fill="solid" draw:fill-color="#ffe994"/>
      <style:paragraph-properties fo:text-align="center"/>
    </style:style>
    <style:style style:name="P31" style:family="paragraph">
      <loext:graphic-properties draw:fill="solid" draw:fill-color="#999999"/>
      <style:paragraph-properties fo:text-align="center"/>
    </style:style>
    <style:style style:name="P32" style:family="paragraph">
      <loext:graphic-properties draw:fill="solid" draw:fill-color="#808080"/>
      <style:paragraph-properties fo:text-align="center"/>
    </style:style>
    <style:style style:name="P33" style:family="paragraph">
      <loext:graphic-properties draw:fill="solid" draw:fill-color="#eeeeee"/>
      <style:paragraph-properties fo:text-align="center"/>
    </style:style>
    <style:style style:name="P34" style:family="paragraph">
      <loext:graphic-properties draw:fill="solid" draw:fill-color="#dddddd"/>
      <style:paragraph-properties fo:text-align="center"/>
    </style:style>
    <style:style style:name="P35" style:family="paragraph">
      <loext:graphic-properties draw:fill="gradient" draw:fill-color="#999999" draw:fill-gradient-name="Gradient_20_381"/>
      <style:paragraph-properties fo:text-align="center"/>
    </style:style>
    <style:style style:name="P36" style:family="paragraph">
      <loext:graphic-properties draw:fill="gradient" draw:fill-color="#999999" draw:fill-gradient-name="Gradient_20_388"/>
      <style:paragraph-properties fo:text-align="center"/>
    </style:style>
    <style:style style:name="P37" style:family="paragraph">
      <loext:graphic-properties draw:fill="gradient" draw:fill-color="#999999" draw:fill-gradient-name="Gradient_20_389"/>
      <style:paragraph-properties fo:text-align="center"/>
    </style:style>
    <style:style style:name="P38" style:family="paragraph">
      <loext:graphic-properties draw:fill="gradient" draw:fill-color="#999999" draw:fill-gradient-name="Gradient_20_390"/>
      <style:paragraph-properties fo:text-align="center"/>
    </style:style>
    <style:style style:name="P39" style:family="paragraph">
      <loext:graphic-properties draw:fill="gradient" draw:fill-color="#999999" draw:fill-gradient-name="Gradient_20_391"/>
      <style:paragraph-properties fo:text-align="center"/>
    </style:style>
    <style:style style:name="P40" style:family="paragraph">
      <loext:graphic-properties draw:fill="gradient" draw:fill-color="#999999" draw:fill-gradient-name="Gradient_20_392"/>
      <style:paragraph-properties fo:text-align="center"/>
    </style:style>
    <style:style style:name="P41" style:family="paragraph">
      <loext:graphic-properties draw:fill="gradient" draw:fill-gradient-name="Gradient_20_397"/>
      <style:paragraph-properties fo:text-align="center"/>
    </style:style>
    <style:style style:name="P42" style:family="paragraph">
      <loext:graphic-properties draw:fill="gradient" draw:fill-color="#999999" draw:fill-gradient-name="Gradient_20_387"/>
      <style:paragraph-properties fo:text-align="center"/>
    </style:style>
    <style:style style:name="P43" style:family="paragraph">
      <loext:graphic-properties draw:fill-color="#999999"/>
      <style:paragraph-properties fo:text-align="center"/>
    </style:style>
    <style:style style:name="P44" style:family="paragraph">
      <loext:graphic-properties draw:fill="gradient" draw:fill-color="#999999" draw:fill-gradient-name="Gradient_20_384"/>
      <style:paragraph-properties fo:text-align="center"/>
    </style:style>
    <style:style style:name="P45" style:family="paragraph">
      <loext:graphic-properties draw:fill="solid" draw:fill-color="#333333"/>
      <style:paragraph-properties fo:text-align="center"/>
    </style:style>
    <style:style style:name="P46" style:family="paragraph">
      <loext:graphic-properties draw:fill="solid" draw:fill-color="#666666"/>
      <style:paragraph-properties fo:text-align="center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1cm" svg:height="4.078cm" svg:x="4.383cm" svg:y="21.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g draw:style-name="gr3">
            <draw:line draw:style-name="gr4" draw:text-style-name="P2" draw:layer="layout" svg:x1="16.695cm" svg:y1="15.215cm" svg:x2="16.854cm" svg:y2="15.484cm">
              <text:p/>
            </draw:line>
            <draw:line draw:style-name="gr5" draw:text-style-name="P2" draw:layer="layout" svg:x1="16.691cm" svg:y1="15.211cm" svg:x2="16.541cm" svg:y2="15.475cm">
              <text:p/>
            </draw:line>
          </draw:g>
          <draw:path draw:style-name="gr6" draw:text-style-name="P2" draw:layer="layout" svg:width="1.184cm" svg:height="0.747cm" draw:transform="rotate (-0.133866753627965) translate (15.6221019270506cm 14.4036905127984cm)" svg:viewBox="0 0 1185 748" svg:d="M0 46c1079-174 1090 166 1185 702">
            <text:p/>
          </draw:path>
        </draw:g>
        <draw:custom-shape draw:style-name="gr7" draw:text-style-name="P3" draw:layer="layout" svg:width="3.067cm" svg:height="3.417cm" draw:transform="rotate (0.785398163397448) translate (29.099cm 13.592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067cm" svg:height="3.417cm" draw:transform="rotate (0.785398163397448) translate (24.803cm 13.544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16.708cm" svg:y1="9.398cm" svg:x2="16.656cm" svg:y2="9.816cm">
          <text:p/>
        </draw:line>
        <draw:line draw:style-name="gr9" draw:text-style-name="P2" draw:layer="layout" svg:x1="16.703cm" svg:y1="9.354cm" svg:x2="16.876cm" svg:y2="9.803cm">
          <text:p/>
        </draw:line>
        <draw:line draw:style-name="gr4" draw:text-style-name="P2" draw:layer="layout" svg:x1="16.712cm" svg:y1="9.402cm" svg:x2="17.057cm" svg:y2="9.71cm">
          <text:p/>
        </draw:line>
        <draw:line draw:style-name="gr10" draw:text-style-name="P2" draw:layer="layout" svg:x1="16.708cm" svg:y1="9.398cm" svg:x2="16.422cm" svg:y2="9.746cm">
          <text:p/>
        </draw:line>
        <draw:path draw:style-name="gr6" draw:text-style-name="P2" draw:layer="layout" svg:width="1.184cm" svg:height="0.747cm" draw:transform="rotate (-0.133866753627965) translate (15.6391019270506cm 8.59069051279838cm)" svg:viewBox="0 0 1185 748" svg:d="M0 46c1079-174 1090 166 1185 702">
          <text:p/>
        </draw:path>
        <draw:custom-shape draw:style-name="gr11" draw:text-style-name="P4" draw:layer="layout" svg:width="1.144cm" svg:height="0.889cm" svg:x="6.632cm" svg:y="3.224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2" draw:text-style-name="P5" draw:layer="layout" svg:width="0.202cm" svg:height="0.76cm" svg:x="2.219cm" svg:y="3.84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279cm" svg:height="0.528cm" svg:x="2.181cm" svg:y="4.297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6" draw:layer="layout" svg:width="0.188cm" svg:height="0.388cm" svg:x="2.226cm" svg:y="4.379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5" draw:layer="layout" svg:width="0.202cm" svg:height="0.76cm" svg:x="2.859cm" svg:y="3.84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279cm" svg:height="0.528cm" svg:x="2.821cm" svg:y="4.297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6" draw:layer="layout" svg:width="0.188cm" svg:height="0.388cm" svg:x="2.866cm" svg:y="4.379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5" draw:layer="layout" svg:width="0.202cm" svg:height="0.76cm" svg:x="3.479cm" svg:y="3.84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279cm" svg:height="0.528cm" svg:x="3.441cm" svg:y="4.297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6" draw:layer="layout" svg:width="0.188cm" svg:height="0.388cm" svg:x="3.486cm" svg:y="4.379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8" draw:layer="layout" svg:width="2.565cm" svg:height="2.54cm" svg:x="1.668cm" svg:y="1.66cm">
          <text:p text:style-name="P7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0.245cm" svg:height="0.489cm" svg:x="2.263cm" svg:y="4.334cm">
          <draw:text-box>
            <text:p><text:span text:style-name="T1">3</text:span></text:p>
          </draw:text-box>
        </draw:frame>
        <draw:frame draw:style-name="gr16" draw:text-style-name="P9" draw:layer="layout" svg:width="0.245cm" svg:height="0.489cm" svg:x="2.909cm" svg:y="4.335cm">
          <draw:text-box>
            <text:p><text:span text:style-name="T1">2</text:span></text:p>
          </draw:text-box>
        </draw:frame>
        <draw:frame draw:style-name="gr16" draw:text-style-name="P9" draw:layer="layout" svg:width="0.245cm" svg:height="0.489cm" svg:x="3.525cm" svg:y="4.336cm">
          <draw:text-box>
            <text:p><text:span text:style-name="T1">1</text:span></text:p>
          </draw:text-box>
        </draw:frame>
        <draw:g draw:style-name="gr2">
          <draw:custom-shape draw:style-name="gr17" draw:text-style-name="P10" draw:layer="layout" svg:width="1.143cm" svg:height="1.27cm" svg:x="6.645cm" svg:y="1.829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8" draw:text-style-name="P11" draw:layer="layout" svg:width="0.361cm" svg:height="0.156cm" svg:x="6.777cm" svg:y="1.98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361cm" svg:height="0.156cm" svg:x="7.295cm" svg:y="1.986cm">
              <text:p/>
              <draw:enhanced-geometry svg:viewBox="0 0 21600 21600" draw:type="rectangle" draw:enhanced-path="M 0 0 L 21600 0 21600 21600 0 21600 0 0 Z N"/>
            </draw:custom-shape>
          </draw:g>
          <draw:g draw:style-name="gr2">
            <draw:custom-shape draw:style-name="gr18" draw:text-style-name="P11" draw:layer="layout" svg:width="0.361cm" svg:height="0.156cm" svg:x="6.777cm" svg:y="2.38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361cm" svg:height="0.156cm" svg:x="7.295cm" svg:y="2.387cm">
              <text:p/>
              <draw:enhanced-geometry svg:viewBox="0 0 21600 21600" draw:type="rectangle" draw:enhanced-path="M 0 0 L 21600 0 21600 21600 0 21600 0 0 Z N"/>
            </draw:custom-shape>
          </draw:g>
          <draw:g draw:style-name="gr2">
            <draw:custom-shape draw:style-name="gr18" draw:text-style-name="P11" draw:layer="layout" svg:width="0.361cm" svg:height="0.156cm" svg:x="6.777cm" svg:y="2.78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361cm" svg:height="0.156cm" svg:x="7.295cm" svg:y="2.78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">
          <draw:custom-shape draw:style-name="gr17" draw:text-style-name="P10" draw:layer="layout" svg:width="1.143cm" svg:height="1.27cm" svg:x="8.509cm" svg:y="1.81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8" draw:text-style-name="P11" draw:layer="layout" svg:width="0.361cm" svg:height="0.156cm" svg:x="8.641cm" svg:y="1.96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361cm" svg:height="0.156cm" svg:x="9.159cm" svg:y="1.968cm">
              <text:p/>
              <draw:enhanced-geometry svg:viewBox="0 0 21600 21600" draw:type="rectangle" draw:enhanced-path="M 0 0 L 21600 0 21600 21600 0 21600 0 0 Z N"/>
            </draw:custom-shape>
          </draw:g>
          <draw:g draw:style-name="gr2">
            <draw:custom-shape draw:style-name="gr18" draw:text-style-name="P11" draw:layer="layout" svg:width="0.361cm" svg:height="0.156cm" svg:x="8.641cm" svg:y="2.36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361cm" svg:height="0.156cm" svg:x="9.159cm" svg:y="2.369cm">
              <text:p/>
              <draw:enhanced-geometry svg:viewBox="0 0 21600 21600" draw:type="rectangle" draw:enhanced-path="M 0 0 L 21600 0 21600 21600 0 21600 0 0 Z N"/>
            </draw:custom-shape>
          </draw:g>
          <draw:g draw:style-name="gr2">
            <draw:custom-shape draw:style-name="gr18" draw:text-style-name="P11" draw:layer="layout" svg:width="0.361cm" svg:height="0.156cm" svg:x="8.641cm" svg:y="2.76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361cm" svg:height="0.156cm" svg:x="9.159cm" svg:y="2.76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">
          <draw:custom-shape draw:style-name="gr19" draw:text-style-name="P12" draw:layer="layout" svg:width="1.143cm" svg:height="1.27cm" svg:x="10.981cm" svg:y="1.787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8" draw:text-style-name="P11" draw:layer="layout" svg:width="0.361cm" svg:height="0.156cm" svg:x="11.113cm" svg:y="1.944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361cm" svg:height="0.156cm" svg:x="11.631cm" svg:y="1.944cm">
              <text:p/>
              <draw:enhanced-geometry svg:viewBox="0 0 21600 21600" draw:type="rectangle" draw:enhanced-path="M 0 0 L 21600 0 21600 21600 0 21600 0 0 Z N"/>
            </draw:custom-shape>
          </draw:g>
          <draw:g draw:style-name="gr2">
            <draw:custom-shape draw:style-name="gr18" draw:text-style-name="P11" draw:layer="layout" svg:width="0.361cm" svg:height="0.156cm" svg:x="11.113cm" svg:y="2.345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361cm" svg:height="0.156cm" svg:x="11.631cm" svg:y="2.345cm">
              <text:p/>
              <draw:enhanced-geometry svg:viewBox="0 0 21600 21600" draw:type="rectangle" draw:enhanced-path="M 0 0 L 21600 0 21600 21600 0 21600 0 0 Z N"/>
            </draw:custom-shape>
          </draw:g>
          <draw:g draw:style-name="gr2">
            <draw:custom-shape draw:style-name="gr18" draw:text-style-name="P11" draw:layer="layout" svg:width="0.361cm" svg:height="0.156cm" svg:x="11.113cm" svg:y="2.744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361cm" svg:height="0.156cm" svg:x="11.631cm" svg:y="2.744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0" draw:text-style-name="P4" draw:layer="layout" svg:width="0.889cm" svg:height="0.889cm" svg:x="5.772cm" svg:y="3.234cm">
          <text:p/>
          <draw:enhanced-geometry svg:viewBox="0 0 21600 21600" draw:type="rectangle" draw:enhanced-path="M 0 0 L 21600 0 21600 21600 0 21600 0 0 Z N"/>
        </draw:custom-shape>
        <draw:g draw:style-name="gr2">
          <draw:path draw:style-name="gr21" draw:text-style-name="P13" draw:layer="layout" svg:width="0.376cm" svg:height="0.836cm" svg:x="6.015cm" svg:y="3.228cm" svg:viewBox="0 0 377 837" svg:d="M377 166c0 3 0 5 0 8v3c-1 6-2 12-3 18l-91 642h-189l-91-642c-1-6-2-12-3-18v-3c0-3 0-5 0-8 0-29 9-58 25-83 17-25 41-46 69-61 29-14 61-22 95-22 33 0 65 8 94 22 28 15 52 36 69 61 16 25 25 54 25 83z">
            <text:p/>
          </draw:path>
          <draw:custom-shape draw:style-name="gr22" draw:text-style-name="P14" draw:layer="layout" svg:width="0.331cm" svg:height="0.041cm" svg:x="6.038cm" svg:y="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path draw:style-name="gr23" draw:text-style-name="P15" draw:layer="layout" svg:width="0.376cm" svg:height="0.904cm" draw:transform="rotate (0.610865238198015) translate (5.17608880764566cm 3.46846930252173cm)" svg:viewBox="0 0 377 905" svg:d="M377 166c1 3 0 6 0 8l-1 3c1 7-1 12-2 19l-118 709-166-116-87-593c-2-6-2-13-3-18v-4c0-2 0-5 0-9 1-28 9-57 25-82s40-45 69-60c29-16 62-23 95-23s65 8 94 22c30 14 53 35 69 61s25 53 25 83z">
            <text:p/>
          </draw:path>
          <draw:custom-shape draw:style-name="gr24" draw:text-style-name="P16" draw:layer="layout" svg:width="0.331cm" svg:height="0.041cm" svg:x="5.639cm" svg:y="4.0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path draw:style-name="gr25" draw:text-style-name="P17" draw:layer="layout" svg:width="0.376cm" svg:height="0.904cm" draw:transform="rotate (-0.611039771123214) translate (7.5229929496893cm 3.25412245525945cm)" svg:viewBox="0 0 377 905" svg:d="M0 166c0 3 1 6 0 8l1 3c0 7 1 12 2 19l118 709 166-116 87-593c2-6 2-13 3-18v-4c0-2 0-5 0-9-1-28-8-57-25-82-16-25-40-45-69-61-29-15-62-22-95-22s-65 8-94 22-53 35-69 61-25 53-25 83z">
            <text:p/>
          </draw:path>
          <draw:custom-shape draw:style-name="gr26" draw:text-style-name="P18" draw:layer="layout" svg:width="0.331cm" svg:height="0.041cm" svg:x="7.039cm" svg:y="4.0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6" draw:text-style-name="P9" draw:layer="layout" svg:width="0.245cm" svg:height="0.489cm" svg:x="7.661cm" svg:y="2.628cm">
          <draw:text-box>
            <text:p><text:span text:style-name="T1">1</text:span></text:p>
          </draw:text-box>
        </draw:frame>
        <draw:frame draw:style-name="gr16" draw:text-style-name="P9" draw:layer="layout" svg:width="0.245cm" svg:height="0.489cm" svg:x="7.665cm" svg:y="2.222cm">
          <draw:text-box>
            <text:p><text:span text:style-name="T1">2</text:span></text:p>
          </draw:text-box>
        </draw:frame>
        <draw:frame draw:style-name="gr16" draw:text-style-name="P9" draw:layer="layout" svg:width="0.245cm" svg:height="0.489cm" svg:x="7.666cm" svg:y="1.823cm">
          <draw:text-box>
            <text:p><text:span text:style-name="T1">3</text:span></text:p>
          </draw:text-box>
        </draw:frame>
        <draw:frame draw:style-name="gr16" draw:text-style-name="P9" draw:layer="layout" svg:width="0.245cm" svg:height="0.489cm" svg:x="6.65cm" svg:y="2.617cm">
          <draw:text-box>
            <text:p><text:span text:style-name="T1">4</text:span></text:p>
          </draw:text-box>
        </draw:frame>
        <draw:frame draw:style-name="gr16" draw:text-style-name="P9" draw:layer="layout" svg:width="0.245cm" svg:height="0.489cm" svg:x="6.651cm" svg:y="2.218cm">
          <draw:text-box>
            <text:p><text:span text:style-name="T1">5</text:span></text:p>
          </draw:text-box>
        </draw:frame>
        <draw:frame draw:style-name="gr16" draw:text-style-name="P9" draw:layer="layout" svg:width="0.245cm" svg:height="0.489cm" svg:x="6.652cm" svg:y="1.819cm">
          <draw:text-box>
            <text:p><text:span text:style-name="T1">6</text:span></text:p>
          </draw:text-box>
        </draw:frame>
        <draw:frame draw:style-name="gr16" draw:text-style-name="P9" draw:layer="layout" svg:width="0.245cm" svg:height="0.489cm" svg:x="9.526cm" svg:y="2.607cm">
          <draw:text-box>
            <text:p><text:span text:style-name="T1">1</text:span></text:p>
          </draw:text-box>
        </draw:frame>
        <draw:frame draw:style-name="gr16" draw:text-style-name="P9" draw:layer="layout" svg:width="0.245cm" svg:height="0.489cm" svg:x="9.53cm" svg:y="2.201cm">
          <draw:text-box>
            <text:p><text:span text:style-name="T1">2</text:span></text:p>
          </draw:text-box>
        </draw:frame>
        <draw:frame draw:style-name="gr16" draw:text-style-name="P9" draw:layer="layout" svg:width="0.245cm" svg:height="0.489cm" svg:x="9.531cm" svg:y="1.802cm">
          <draw:text-box>
            <text:p><text:span text:style-name="T1">3</text:span></text:p>
          </draw:text-box>
        </draw:frame>
        <draw:frame draw:style-name="gr16" draw:text-style-name="P9" draw:layer="layout" svg:width="0.245cm" svg:height="0.489cm" svg:x="8.515cm" svg:y="2.596cm">
          <draw:text-box>
            <text:p><text:span text:style-name="T1">4</text:span></text:p>
          </draw:text-box>
        </draw:frame>
        <draw:frame draw:style-name="gr16" draw:text-style-name="P9" draw:layer="layout" svg:width="0.245cm" svg:height="0.489cm" svg:x="8.516cm" svg:y="2.197cm">
          <draw:text-box>
            <text:p><text:span text:style-name="T1">5</text:span></text:p>
          </draw:text-box>
        </draw:frame>
        <draw:frame draw:style-name="gr16" draw:text-style-name="P9" draw:layer="layout" svg:width="0.245cm" svg:height="0.489cm" svg:x="8.517cm" svg:y="1.798cm">
          <draw:text-box>
            <text:p><text:span text:style-name="T1">6</text:span></text:p>
          </draw:text-box>
        </draw:frame>
        <draw:frame draw:style-name="gr16" draw:text-style-name="P9" draw:layer="layout" svg:width="0.245cm" svg:height="0.489cm" svg:x="12.001cm" svg:y="2.588cm">
          <draw:text-box>
            <text:p><text:span text:style-name="T1">1</text:span></text:p>
          </draw:text-box>
        </draw:frame>
        <draw:frame draw:style-name="gr16" draw:text-style-name="P9" draw:layer="layout" svg:width="0.245cm" svg:height="0.489cm" svg:x="12.005cm" svg:y="2.182cm">
          <draw:text-box>
            <text:p><text:span text:style-name="T1">2</text:span></text:p>
          </draw:text-box>
        </draw:frame>
        <draw:frame draw:style-name="gr16" draw:text-style-name="P9" draw:layer="layout" svg:width="0.245cm" svg:height="0.489cm" svg:x="12.006cm" svg:y="1.783cm">
          <draw:text-box>
            <text:p><text:span text:style-name="T1">3</text:span></text:p>
          </draw:text-box>
        </draw:frame>
        <draw:frame draw:style-name="gr16" draw:text-style-name="P9" draw:layer="layout" svg:width="0.245cm" svg:height="0.489cm" svg:x="10.99cm" svg:y="2.577cm">
          <draw:text-box>
            <text:p><text:span text:style-name="T1">4</text:span></text:p>
          </draw:text-box>
        </draw:frame>
        <draw:frame draw:style-name="gr16" draw:text-style-name="P9" draw:layer="layout" svg:width="0.245cm" svg:height="0.489cm" svg:x="10.991cm" svg:y="2.178cm">
          <draw:text-box>
            <text:p><text:span text:style-name="T1">5</text:span></text:p>
          </draw:text-box>
        </draw:frame>
        <draw:frame draw:style-name="gr16" draw:text-style-name="P9" draw:layer="layout" svg:width="0.245cm" svg:height="0.489cm" svg:x="10.992cm" svg:y="1.779cm">
          <draw:text-box>
            <text:p><text:span text:style-name="T1">6</text:span></text:p>
          </draw:text-box>
        </draw:frame>
        <draw:custom-shape draw:style-name="gr27" draw:text-style-name="P19" draw:layer="layout" svg:width="8.414cm" svg:height="1.799cm" svg:x="7.527cm" svg:y="5.82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8.414cm" svg:height="1.799cm" svg:x="7.528cm" svg:y="7.62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draw:layer="layout" svg:width="0.662cm" svg:height="0.662cm" svg:x="8.217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0.662cm" svg:height="0.662cm" svg:x="9.49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0.662cm" svg:height="0.662cm" svg:x="10.767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0.662cm" svg:height="0.662cm" svg:x="12.04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0.662cm" svg:height="0.662cm" svg:x="13.317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0.662cm" svg:height="0.662cm" svg:x="14.59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29" draw:text-style-name="P14" draw:layer="layout" svg:width="0.662cm" svg:height="0.662cm" svg:x="8.216cm" svg:y="6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4" draw:layer="layout" svg:width="0.662cm" svg:height="0.662cm" svg:x="9.491cm" svg:y="6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4" draw:layer="layout" svg:width="0.662cm" svg:height="0.662cm" svg:x="10.766cm" svg:y="6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4" draw:layer="layout" svg:width="0.662cm" svg:height="0.662cm" svg:x="12.041cm" svg:y="6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4" draw:layer="layout" svg:width="0.662cm" svg:height="0.662cm" svg:x="13.316cm" svg:y="6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4" draw:layer="layout" svg:width="0.662cm" svg:height="0.662cm" svg:x="14.591cm" svg:y="6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line draw:style-name="gr30" draw:text-style-name="P2" draw:layer="layout" svg:x1="19.09cm" svg:y1="7.988cm" svg:x2="19.104cm" svg:y2="8.271cm">
            <text:p/>
          </draw:line>
          <draw:line draw:style-name="gr4" draw:text-style-name="P2" draw:layer="layout" svg:x1="19.094cm" svg:y1="7.992cm" svg:x2="19.253cm" svg:y2="8.261cm">
            <text:p/>
          </draw:line>
          <draw:line draw:style-name="gr31" draw:text-style-name="P2" draw:layer="layout" svg:x1="19.09cm" svg:y1="7.988cm" svg:x2="18.94cm" svg:y2="8.252cm">
            <text:p/>
          </draw:line>
          <draw:path draw:style-name="gr6" draw:text-style-name="P2" draw:layer="layout" svg:width="1.184cm" svg:height="0.747cm" draw:transform="rotate (-0.133866753627965) translate (18.0211019270506cm 7.18069051279838cm)" svg:viewBox="0 0 1185 748" svg:d="M0 46c1079-174 1090 166 1185 702">
            <text:p/>
          </draw:path>
        </draw:g>
        <draw:g draw:style-name="gr2">
          <draw:g draw:style-name="gr2">
            <draw:custom-shape draw:style-name="gr32" draw:text-style-name="P2" draw:layer="layout" svg:width="7.061cm" svg:height="3.886cm" svg:x="26.258cm" svg:y="24.496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2">
              <draw:custom-shape draw:style-name="gr33" draw:text-style-name="P2" draw:layer="layout" svg:width="0.229cm" svg:height="0.229cm" svg:x="33.589cm" svg:y="26.3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4" draw:text-style-name="P22" draw:layer="layout" svg:width="0.229cm" svg:height="0.229cm" svg:x="25.759cm" svg:y="26.325cm">
                <text:p text:style-name="P21"><text:s text:c="5"/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35" draw:text-style-name="P2" draw:layer="layout" svg:width="7.051cm" svg:height="3.908cm" draw:transform="rotate (-3.14159265358979) translate (33.314cm 28.443cm)">
              <draw:image xlink:href="Pictures/100000000000050000000500EC2AE9D4.jpg" xlink:type="simple" xlink:show="embed" xlink:actuate="onLoad" draw:mime-type="image/jpeg">
                <text:p/>
              </draw:image>
            </draw:frame>
          </draw:g>
          <draw:g draw:style-name="gr2">
            <draw:custom-shape draw:style-name="gr36" draw:text-style-name="P2" draw:layer="layout" svg:width="9.119cm" svg:height="4.521cm" svg:x="25.229cm" svg:y="24.179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2">
              <draw:g draw:style-name="gr2">
                <draw:custom-shape draw:style-name="gr33" draw:text-style-name="P2" draw:layer="layout" svg:width="0.229cm" svg:height="0.229cm" svg:x="33.885cm" svg:y="24.50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4" draw:text-style-name="P22" draw:layer="layout" svg:width="0.229cm" svg:height="0.229cm" svg:x="25.462cm" svg:y="24.505cm">
                  <text:p text:style-name="P21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style-name="gr2">
                <draw:custom-shape draw:style-name="gr33" draw:text-style-name="P2" draw:layer="layout" svg:width="0.229cm" svg:height="0.229cm" svg:x="33.885cm" svg:y="28.14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4" draw:text-style-name="P22" draw:layer="layout" svg:width="0.229cm" svg:height="0.229cm" svg:x="25.462cm" svg:y="28.145cm">
                  <text:p text:style-name="P21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g draw:style-name="gr2">
          <draw:custom-shape draw:style-name="gr37" draw:text-style-name="P23" draw:layer="layout" svg:width="0.401cm" svg:height="0.402cm" svg:x="26.175cm" svg:y="19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3" draw:layer="layout" svg:width="0.404cm" svg:height="0.407cm" svg:x="36.509cm" svg:y="19.1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3" draw:layer="layout" svg:width="3.1cm" svg:height="3.235cm" draw:transform="skewX (0.0188495559215388) rotate (0.785398163397448) translate (25.468cm 19.36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23" draw:layer="layout" svg:width="3.094cm" svg:height="3.238cm" draw:transform="skewX (0.0204203522483337) rotate (0.785398163397448) translate (33.253cm 19.25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24" draw:layer="layout" svg:width="8.682cm" svg:height="4.133cm" svg:x="27.237cm" svg:y="17.2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69.82917214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5" draw:layer="layout" svg:width="0.429cm" svg:height="0.436cm" svg:x="28.845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5" draw:layer="layout" svg:width="0.427cm" svg:height="0.439cm" svg:x="29.822cm" svg:y="19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5" draw:layer="layout" svg:width="0.429cm" svg:height="0.439cm" svg:x="30.794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5" draw:layer="layout" svg:width="0.429cm" svg:height="0.439cm" svg:x="31.766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5" draw:layer="layout" svg:width="0.425cm" svg:height="0.439cm" svg:x="32.741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5" draw:layer="layout" svg:width="0.427cm" svg:height="0.439cm" svg:x="33.708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4" draw:text-style-name="P6" draw:layer="layout" svg:width="0.485cm" svg:height="0.485cm" svg:x="26.899cm" svg:y="14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6" draw:layer="layout" svg:width="0.485cm" svg:height="0.485cm" svg:x="10.112cm" svg:y="23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45" draw:text-style-name="P3" draw:layer="layout" svg:width="8.621cm" svg:height="3.513cm" svg:x="7.474cm" svg:y="11.216cm">
            <text:p/>
            <draw:enhanced-geometry svg:viewBox="0 0 21600 21600" draw:path-stretchpoint-x="10800" draw:path-stretchpoint-y="10800" draw:text-areas="?f3 ?f4 ?f5 ?f6" draw:type="round-rectangle" draw:modifiers="1894.170403587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2">
            <draw:custom-shape draw:style-name="gr46" draw:text-style-name="P26" draw:layer="layout" svg:width="0.429cm" svg:height="0.436cm" svg:x="9.139cm" svg:y="12.7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7" draw:text-style-name="P26" draw:layer="layout" svg:width="0.427cm" svg:height="0.439cm" svg:x="10.116cm" svg:y="12.7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7" draw:text-style-name="P26" draw:layer="layout" svg:width="0.429cm" svg:height="0.439cm" svg:x="11.088cm" svg:y="12.7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7" draw:text-style-name="P26" draw:layer="layout" svg:width="0.429cm" svg:height="0.439cm" svg:x="12.06cm" svg:y="12.7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7" draw:text-style-name="P26" draw:layer="layout" svg:width="0.425cm" svg:height="0.439cm" svg:x="13.035cm" svg:y="12.7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7" draw:text-style-name="P26" draw:layer="layout" svg:width="0.427cm" svg:height="0.439cm" svg:x="14.002cm" svg:y="12.7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g draw:style-name="gr2">
              <draw:custom-shape draw:style-name="gr48" draw:text-style-name="P14" draw:layer="layout" svg:width="0.309cm" svg:height="0.309cm" draw:transform="rotate (0.226892802759263) translate (9.658cm 12.83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9" draw:text-style-name="P2" draw:layer="layout" svg:x1="9.705cm" svg:y1="12.988cm" svg:x2="9.988cm" svg:y2="12.923cm">
                <text:p/>
              </draw:line>
            </draw:g>
            <draw:g draw:style-name="gr2">
              <draw:custom-shape draw:style-name="gr48" draw:text-style-name="P14" draw:layer="layout" svg:width="0.309cm" svg:height="0.309cm" draw:transform="rotate (-1.01229096615671) translate (13.746cm 12.73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9" draw:text-style-name="P2" draw:layer="layout" svg:x1="13.613cm" svg:y1="12.828cm" svg:x2="13.767cm" svg:y2="13.074cm">
                <text:p/>
              </draw:line>
            </draw:g>
          </draw:g>
        </draw:g>
        <draw:frame draw:style-name="gr50" draw:text-style-name="P21" draw:layer="layout" svg:width="3.81cm" svg:height="2.921cm" svg:x="-4.063cm" svg:y="8.632cm">
          <draw:image xlink:href="Pictures/10000001000001D60000016FCD6B9CA5.png" xlink:type="simple" xlink:show="embed" xlink:actuate="onLoad" draw:mime-type="image/png">
            <text:p/>
          </draw:image>
        </draw:frame>
        <draw:g draw:style-name="gr2">
          <draw:path draw:style-name="gr51" draw:text-style-name="P2" draw:layer="layout" svg:width="1.778cm" svg:height="0.445cm" draw:transform="skewX (0.00750491578357561) rotate (2.97299384784714) translate (2.92451979695432cm 8.40133866666667cm)" svg:viewBox="0 0 1779 446" svg:d="M0 0c1634 1 1571 37 1675 26 57 30 108 93 104 155-3 52-55 100-105 123-61 29-139-19-202 5-68 25-93 135-166 137-35-7-216-164-216-164">
            <text:p/>
          </draw:path>
          <draw:custom-shape draw:style-name="gr52" draw:text-style-name="P27" draw:layer="layout" svg:width="0.838cm" svg:height="0.323cm" draw:transform="skewX (-0.00610865238198015) rotate (0.154636171726698) translate (2.237cm 7.336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20" draw:layer="layout" svg:width="0.161cm" svg:height="0.151cm" svg:x="2.317cm" svg:y="7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27" draw:layer="layout" svg:width="0.836cm" svg:height="0.326cm" draw:transform="skewX (0.0275762021815104) rotate (-0.494626310015193) translate (2.306cm 6.965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28" draw:layer="layout" svg:width="0.576cm" svg:height="0.747cm" svg:x="3.316cm" svg:y="7.31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29" draw:layer="layout" svg:width="0.126cm" svg:height="1.463cm" svg:x="2.922cm" svg:y="6.975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30" draw:layer="layout" svg:width="0.136cm" svg:height="1.368cm" svg:x="3.066cm" svg:y="7.01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7" draw:layer="layout" svg:width="0.089cm" svg:height="0.956cm" svg:x="3.227cm" svg:y="7.21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1" draw:layer="layout" svg:width="0.058cm" svg:height="0.77cm" svg:x="3.326cm" svg:y="7.308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32" draw:layer="layout" svg:width="0.041cm" svg:height="1.222cm" svg:x="3.438cm" svg:y="7.09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33" draw:layer="layout" svg:width="0.243cm" svg:height="0.292cm" svg:x="3.491cm" svg:y="7.12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62" draw:text-style-name="P27" draw:layer="layout" svg:width="0.233cm" svg:height="0.269cm" svg:x="3.503cm" svg:y="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63" draw:text-style-name="P27" draw:layer="layout" svg:width="0.129cm" svg:height="0.874cm" svg:x="2.779cm" svg:y="7.207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0" draw:layer="layout" svg:width="0.161cm" svg:height="0.152cm" svg:x="2.314cm" svg:y="7.1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2" draw:layer="layout" svg:x1="3.836cm" svg:y1="7.336cm" svg:x2="3.836cm" svg:y2="8.052cm">
            <text:p/>
          </draw:line>
          <draw:line draw:style-name="gr64" draw:text-style-name="P2" draw:layer="layout" svg:x1="3.809cm" svg:y1="7.337cm" svg:x2="3.809cm" svg:y2="8.053cm">
            <text:p/>
          </draw:line>
          <draw:line draw:style-name="gr64" draw:text-style-name="P2" draw:layer="layout" svg:x1="3.781cm" svg:y1="7.338cm" svg:x2="3.781cm" svg:y2="8.054cm">
            <text:p/>
          </draw:line>
          <draw:line draw:style-name="gr64" draw:text-style-name="P2" draw:layer="layout" svg:x1="3.754cm" svg:y1="7.339cm" svg:x2="3.754cm" svg:y2="8.055cm">
            <text:p/>
          </draw:line>
          <draw:line draw:style-name="gr64" draw:text-style-name="P2" draw:layer="layout" svg:x1="3.754cm" svg:y1="7.341cm" svg:x2="3.754cm" svg:y2="8.057cm">
            <text:p/>
          </draw:line>
          <draw:line draw:style-name="gr64" draw:text-style-name="P2" draw:layer="layout" svg:x1="3.729cm" svg:y1="7.342cm" svg:x2="3.729cm" svg:y2="8.058cm">
            <text:p/>
          </draw:line>
          <draw:line draw:style-name="gr64" draw:text-style-name="P2" draw:layer="layout" svg:x1="3.861cm" svg:y1="7.337cm" svg:x2="3.861cm" svg:y2="8.053cm">
            <text:p/>
          </draw:line>
          <draw:custom-shape draw:style-name="gr65" draw:text-style-name="P34" draw:layer="layout" svg:width="0.243cm" svg:height="0.58cm" svg:x="3.492cm" svg:y="7.39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50" draw:text-style-name="P21" draw:layer="layout" svg:width="11.227cm" svg:height="6.502cm" svg:x="13.436cm" svg:y="20.456cm">
          <draw:image xlink:href="Pictures/10000001000001D600000110AF328575.png" xlink:type="simple" xlink:show="embed" xlink:actuate="onLoad" draw:mime-type="image/png">
            <text:p/>
          </draw:image>
        </draw:frame>
        <draw:custom-shape draw:style-name="gr66" draw:text-style-name="P6" draw:layer="layout" svg:width="0.265cm" svg:height="0.583cm" svg:x="4.989cm" svg:y="21.3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5" draw:layer="layout" svg:width="0.221cm" svg:height="0.461cm" svg:x="4.47cm" svg:y="21.18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221cm" svg:height="0.461cm" svg:x="4.47cm" svg:y="21.18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221cm" svg:height="0.461cm" svg:x="4.475cm" svg:y="24.59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9" draw:text-style-name="P34" draw:layer="layout" svg:width="2.05cm" svg:height="2.894cm" svg:x="4.824cm" svg:y="21.201cm" svg:viewBox="0 0 2051 2895" svg:d="M0 2895v-1958h6v-656c0-25 3-49 10-73 6-23 15-46 28-67 12-22 27-41 44-59 18-17 37-32 59-44 21-13 44-22 67-28 24-7 48-10 73-10s49 3 73 10c23 6 46 15 68 28 21 12 40 27 58 44 17 18 32 37 44 59 13 21 22 44 28 67 7 23 10 47 10 72v1 656h1483v1958z">
          <text:p/>
        </draw:path>
        <draw:path draw:style-name="gr70" draw:text-style-name="P34" draw:layer="layout" svg:width="0.525cm" svg:height="0.918cm" svg:x="4.848cm" svg:y="21.219cm" svg:viewBox="0 0 526 919" svg:d="M526 919v-656c0-23-3-46-9-68s-15-44-26-63c-12-20-26-39-42-55s-35-30-54-42c-20-11-42-20-64-26s-45-9-68-9-46 3-68 9-44 15-63 26c-20 12-39 26-55 42s-30 35-42 55c-11 19-20 41-26 63s-9 45-9 68v656z">
          <text:p/>
        </draw:path>
        <draw:custom-shape draw:style-name="gr71" draw:text-style-name="P36" draw:layer="layout" svg:width="0.939cm" svg:height="1.437cm" svg:x="7.379cm" svg:y="22.38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7" draw:layer="layout" svg:width="0.146cm" svg:height="1.437cm" svg:x="7.23cm" svg:y="22.38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8" draw:layer="layout" svg:width="0.534cm" svg:height="0.524cm" svg:x="8.359cm" svg:y="22.86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0.831cm" svg:height="0.524cm" svg:x="8.926cm" svg:y="22.86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0" draw:layer="layout" svg:width="0.081cm" svg:height="0.707cm" svg:x="8.683cm" svg:y="22.78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6" draw:layer="layout" svg:width="0.221cm" svg:height="0.461cm" svg:x="4.97cm" svg:y="21.48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4" draw:text-style-name="P2" draw:layer="layout" svg:x1="7.409cm" svg:y1="22.396cm" svg:x2="7.409cm" svg:y2="23.796cm">
          <text:p/>
        </draw:line>
        <draw:line draw:style-name="gr64" draw:text-style-name="P2" draw:layer="layout" svg:x1="7.444cm" svg:y1="22.396cm" svg:x2="7.444cm" svg:y2="23.796cm">
          <text:p/>
        </draw:line>
        <draw:line draw:style-name="gr76" draw:text-style-name="P2" draw:layer="layout" svg:x1="7.472cm" svg:y1="22.396cm" svg:x2="7.472cm" svg:y2="23.796cm">
          <text:p text:style-name="P21"><text:s/></text:p>
        </draw:line>
        <draw:line draw:style-name="gr76" draw:text-style-name="P2" draw:layer="layout" svg:x1="7.506cm" svg:y1="22.396cm" svg:x2="7.506cm" svg:y2="23.796cm">
          <text:p text:style-name="P21"><text:s/></text:p>
        </draw:line>
        <draw:line draw:style-name="gr76" draw:text-style-name="P2" draw:layer="layout" svg:x1="7.54cm" svg:y1="22.396cm" svg:x2="7.54cm" svg:y2="23.796cm">
          <text:p text:style-name="P21"><text:s/></text:p>
        </draw:line>
        <draw:line draw:style-name="gr76" draw:text-style-name="P2" draw:layer="layout" svg:x1="7.582cm" svg:y1="22.396cm" svg:x2="7.582cm" svg:y2="23.796cm">
          <text:p text:style-name="P21"><text:s/></text:p>
        </draw:line>
        <draw:line draw:style-name="gr76" draw:text-style-name="P2" draw:layer="layout" svg:x1="7.62cm" svg:y1="22.396cm" svg:x2="7.62cm" svg:y2="23.796cm">
          <text:p text:style-name="P21"><text:s text:c="2"/></text:p>
        </draw:line>
        <draw:line draw:style-name="gr76" draw:text-style-name="P2" draw:layer="layout" svg:x1="7.67cm" svg:y1="22.396cm" svg:x2="7.67cm" svg:y2="23.796cm">
          <text:p text:style-name="P21"><text:s text:c="2"/></text:p>
        </draw:line>
        <draw:line draw:style-name="gr76" draw:text-style-name="P2" draw:layer="layout" svg:x1="7.712cm" svg:y1="22.396cm" svg:x2="7.712cm" svg:y2="23.796cm">
          <text:p text:style-name="P21"><text:s text:c="2"/></text:p>
        </draw:line>
        <draw:line draw:style-name="gr64" draw:text-style-name="P2" draw:layer="layout" svg:x1="7.744cm" svg:y1="22.396cm" svg:x2="7.744cm" svg:y2="23.796cm">
          <text:p/>
        </draw:line>
        <draw:line draw:style-name="gr64" draw:text-style-name="P2" draw:layer="layout" svg:x1="7.779cm" svg:y1="22.396cm" svg:x2="7.779cm" svg:y2="23.796cm">
          <text:p/>
        </draw:line>
        <draw:line draw:style-name="gr76" draw:text-style-name="P2" draw:layer="layout" svg:x1="7.917cm" svg:y1="22.396cm" svg:x2="7.917cm" svg:y2="23.796cm">
          <text:p text:style-name="P21"><text:s/></text:p>
        </draw:line>
        <draw:line draw:style-name="gr76" draw:text-style-name="P2" draw:layer="layout" svg:x1="7.955cm" svg:y1="22.396cm" svg:x2="7.955cm" svg:y2="23.796cm">
          <text:p text:style-name="P21"><text:s text:c="2"/></text:p>
        </draw:line>
        <draw:line draw:style-name="gr76" draw:text-style-name="P2" draw:layer="layout" svg:x1="8.005cm" svg:y1="22.396cm" svg:x2="8.005cm" svg:y2="23.796cm">
          <text:p text:style-name="P21"><text:s text:c="2"/></text:p>
        </draw:line>
        <draw:line draw:style-name="gr76" draw:text-style-name="P2" draw:layer="layout" svg:x1="8.047cm" svg:y1="22.396cm" svg:x2="8.047cm" svg:y2="23.796cm">
          <text:p text:style-name="P21"><text:s text:c="2"/></text:p>
        </draw:line>
        <draw:line draw:style-name="gr64" draw:text-style-name="P2" draw:layer="layout" svg:x1="7.839cm" svg:y1="22.396cm" svg:x2="7.839cm" svg:y2="23.796cm">
          <text:p/>
        </draw:line>
        <draw:line draw:style-name="gr64" draw:text-style-name="P2" draw:layer="layout" svg:x1="7.874cm" svg:y1="22.396cm" svg:x2="7.874cm" svg:y2="23.796cm">
          <text:p/>
        </draw:line>
        <draw:line draw:style-name="gr76" draw:text-style-name="P2" draw:layer="layout" svg:x1="8.012cm" svg:y1="22.396cm" svg:x2="8.012cm" svg:y2="23.796cm">
          <text:p text:style-name="P21"><text:s/></text:p>
        </draw:line>
        <draw:line draw:style-name="gr76" draw:text-style-name="P2" draw:layer="layout" svg:x1="8.05cm" svg:y1="22.396cm" svg:x2="8.05cm" svg:y2="23.796cm">
          <text:p text:style-name="P21"><text:s text:c="2"/></text:p>
        </draw:line>
        <draw:line draw:style-name="gr76" draw:text-style-name="P2" draw:layer="layout" svg:x1="8.1cm" svg:y1="22.396cm" svg:x2="8.1cm" svg:y2="23.796cm">
          <text:p text:style-name="P21"><text:s text:c="2"/></text:p>
        </draw:line>
        <draw:line draw:style-name="gr76" draw:text-style-name="P2" draw:layer="layout" svg:x1="8.142cm" svg:y1="22.396cm" svg:x2="8.142cm" svg:y2="23.796cm">
          <text:p text:style-name="P21"><text:s text:c="2"/></text:p>
        </draw:line>
        <draw:line draw:style-name="gr64" draw:text-style-name="P2" draw:layer="layout" svg:x1="7.98cm" svg:y1="22.396cm" svg:x2="7.98cm" svg:y2="23.796cm">
          <text:p/>
        </draw:line>
        <draw:line draw:style-name="gr64" draw:text-style-name="P2" draw:layer="layout" svg:x1="8.015cm" svg:y1="22.396cm" svg:x2="8.015cm" svg:y2="23.796cm">
          <text:p/>
        </draw:line>
        <draw:line draw:style-name="gr76" draw:text-style-name="P2" draw:layer="layout" svg:x1="8.153cm" svg:y1="22.396cm" svg:x2="8.153cm" svg:y2="23.796cm">
          <text:p text:style-name="P21"><text:s/></text:p>
        </draw:line>
        <draw:line draw:style-name="gr76" draw:text-style-name="P2" draw:layer="layout" svg:x1="8.191cm" svg:y1="22.396cm" svg:x2="8.191cm" svg:y2="23.796cm">
          <text:p text:style-name="P21"><text:s text:c="2"/></text:p>
        </draw:line>
        <draw:line draw:style-name="gr76" draw:text-style-name="P2" draw:layer="layout" svg:x1="8.241cm" svg:y1="22.396cm" svg:x2="8.241cm" svg:y2="23.796cm">
          <text:p text:style-name="P21"><text:s text:c="2"/></text:p>
        </draw:line>
        <draw:line draw:style-name="gr76" draw:text-style-name="P2" draw:layer="layout" svg:x1="8.283cm" svg:y1="22.396cm" svg:x2="8.283cm" svg:y2="23.796cm">
          <text:p text:style-name="P21"><text:s text:c="2"/></text:p>
        </draw:line>
        <draw:g draw:style-name="gr3">
          <draw:line draw:style-name="gr64" draw:text-style-name="P2" draw:layer="layout" svg:x1="8.991cm" svg:y1="22.872cm" svg:x2="8.991cm" svg:y2="23.408cm">
            <text:p/>
          </draw:line>
          <draw:line draw:style-name="gr64" draw:text-style-name="P2" draw:layer="layout" svg:x1="9.026cm" svg:y1="22.872cm" svg:x2="9.026cm" svg:y2="23.408cm">
            <text:p/>
          </draw:line>
        </draw:g>
        <draw:custom-shape draw:style-name="gr77" draw:text-style-name="P41" draw:layer="layout" svg:width="0.256cm" svg:height="1.844cm" svg:x="7.767cm" svg:y="22.1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0" draw:layer="layout" svg:width="1.383cm" svg:height="0.871cm" svg:x="5.625cm" svg:y="22.6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2" draw:layer="layout" svg:width="0.356cm" svg:height="1.987cm" svg:x="6.867cm" svg:y="22.13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3" draw:layer="layout" svg:width="1.383cm" svg:height="0.871cm" svg:x="4.825cm" svg:y="22.68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4" draw:layer="layout" svg:width="0.801cm" svg:height="2.174cm" svg:x="4.325cm" svg:y="22.037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82" draw:text-style-name="P45" draw:layer="layout" svg:width="0.441cm" svg:height="0.441cm" svg:x="4.454cm" svg:y="22.3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3">
            <draw:line draw:style-name="gr83" draw:text-style-name="P2" draw:layer="layout" svg:x1="4.513cm" svg:y1="22.378cm" svg:x2="4.84cm" svg:y2="22.7cm">
              <text:p/>
            </draw:line>
            <draw:line draw:style-name="gr83" draw:text-style-name="P2" draw:layer="layout" svg:x1="4.84cm" svg:y1="22.378cm" svg:x2="4.513cm" svg:y2="22.7cm">
              <text:p/>
            </draw:line>
          </draw:g>
        </draw:g>
        <draw:g draw:style-name="gr2">
          <draw:custom-shape draw:style-name="gr84" draw:text-style-name="P46" draw:layer="layout" svg:width="0.441cm" svg:height="0.441cm" svg:x="4.454cm" svg:y="2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3">
            <draw:line draw:style-name="gr83" draw:text-style-name="P2" draw:layer="layout" svg:x1="4.514cm" svg:y1="23.478cm" svg:x2="4.841cm" svg:y2="23.8cm">
              <text:p/>
            </draw:line>
            <draw:line draw:style-name="gr83" draw:text-style-name="P2" draw:layer="layout" svg:x1="4.841cm" svg:y1="23.478cm" svg:x2="4.514cm" svg:y2="23.8cm">
              <text:p/>
            </draw:lin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5" draw:display-name="Gradient 115" draw:style="axial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6" draw:display-name="Gradient 376" draw:style="linear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7" draw:display-name="Gradient 377" draw:style="linear" draw:start-color="#999999" draw:end-color="#808080" draw:start-intensity="100%" draw:end-intensity="100%" draw:angle="55deg" draw:border="0%">
      <loext:gradient-stop svg:offset="0" loext:color-type="rgb" loext:color-value="#999999"/>
      <loext:gradient-stop svg:offset="1" loext:color-type="rgb" loext:color-value="#808080"/>
    </draw:gradient>
    <draw:gradient draw:name="Gradient_20_378" draw:display-name="Gradient 378" draw:style="linear" draw:start-color="#666666" draw:end-color="#b2b2b2" draw:start-intensity="100%" draw:end-intensity="100%" draw:angle="0deg" draw:border="0%">
      <loext:gradient-stop svg:offset="0" loext:color-type="rgb" loext:color-value="#666666"/>
      <loext:gradient-stop svg:offset="1" loext:color-type="rgb" loext:color-value="#b2b2b2"/>
    </draw:gradient>
    <draw:gradient draw:name="Gradient_20_379" draw:display-name="Gradient 37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1" draw:display-name="Gradient 38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2" draw:display-name="Gradient 382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3" draw:display-name="Gradient 383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4" draw:display-name="Gradient 384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5" draw:display-name="Gradient 385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7" draw:display-name="Gradient 387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8" draw:display-name="Gradient 388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9" draw:display-name="Gradient 38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0" draw:display-name="Gradient 390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1" draw:display-name="Gradient 39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2" draw:display-name="Gradient 392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4" draw:display-name="Gradient 394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5" draw:display-name="Gradient 395" draw:style="radial" draw:cx="50%" draw:cy="50%" draw:start-color="#dde8cb" draw:end-color="#ffd7d7" draw:start-intensity="100%" draw:end-intensity="100%" draw:border="0%">
      <loext:gradient-stop svg:offset="0" loext:color-type="rgb" loext:color-value="#dde8cb"/>
      <loext:gradient-stop svg:offset="1" loext:color-type="rgb" loext:color-value="#ffd7d7"/>
    </draw:gradient>
    <draw:gradient draw:name="Gradient_20_396" draw:display-name="Gradient 396" draw:style="radial" draw:cx="50%" draw:cy="50%" draw:start-color="#b2b2b2" draw:end-color="#ffd7d7" draw:start-intensity="100%" draw:end-intensity="100%" draw:border="0%">
      <loext:gradient-stop svg:offset="0" loext:color-type="rgb" loext:color-value="#b2b2b2"/>
      <loext:gradient-stop svg:offset="1" loext:color-type="rgb" loext:color-value="#ffd7d7"/>
    </draw:gradient>
    <draw:gradient draw:name="Gradient_20_397" draw:display-name="Gradient 397" draw:style="radial" draw:cx="50%" draw:cy="50%" draw:start-color="#b2b2b2" draw:end-color="#333333" draw:start-intensity="100%" draw:end-intensity="100%" draw:border="0%">
      <loext:gradient-stop svg:offset="0" loext:color-type="rgb" loext:color-value="#b2b2b2"/>
      <loext:gradient-stop svg:offset="1" loext:color-type="rgb" loext:color-value="#333333"/>
    </draw:gradient>
    <draw:gradient draw:name="Gradient_20_8" draw:display-name="Gradient 8" draw:style="linear" draw:start-color="#808080" draw:end-color="#cccccc" draw:start-intensity="100%" draw:end-intensity="100%" draw:angle="30deg" draw:border="0%">
      <loext:gradient-stop svg:offset="0" loext:color-type="rgb" loext:color-value="#808080"/>
      <loext:gradient-stop svg:offset="1" loext:color-type="rgb" loext:color-value="#cccccc"/>
    </draw:gradient>
    <draw:gradient draw:name="Gradient_20_9" draw:display-name="Gradient 9" draw:style="square" draw:cx="50%" draw:cy="50%" draw:start-color="#ff6d6d" draw:end-color="#ffd7d7" draw:start-intensity="100%" draw:end-intensity="100%" draw:angle="30deg" draw:border="0%">
      <loext:gradient-stop svg:offset="0" loext:color-type="rgb" loext:color-value="#ff6d6d"/>
      <loext:gradient-stop svg:offset="1" loext:color-type="rgb" loext:color-value="#ffd7d7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09:34:01.671037594</meta:creation-date>
    <dc:date>2026-01-26T20:41:57.601966235</dc:date>
    <meta:editing-duration>PT16H20M24S</meta:editing-duration>
    <meta:editing-cycles>9</meta:editing-cycles>
    <meta:generator>LibreOffice/24.2.7.2$Linux_X86_64 LibreOffice_project/420$Build-2</meta:generator>
    <meta:document-statistic meta:object-count="237"/>
  </office:meta>
</office:document-meta>
</file>